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20000003201CFF64FCC13091D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c44960" draw:textarea-horizontal-align="justify" draw:textarea-vertical-align="middle" draw:auto-grow-height="false" fo:min-height="25.69cm" fo:min-width="19.0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2.779cm" fo:min-width="15.544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0.653cm" fo:min-width="0.403cm" fo:wrap-option="wrap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c44960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25.94cm" svg:x="1cm" svg:y="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78cm" svg:height="24.765cm" svg:x="1.952cm" svg:y="1.5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999cm" svg:height="0.999cm" svg:x="-15.827cm" svg:y="6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5.569cm" svg:height="5.569cm" svg:x="14.798cm" svg:y="21.002cm">
          <draw:image xlink:href="Pictures/1000000100000320000003201CFF64FCC13091D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8T22:10:34.313000000</meta:creation-date>
    <dc:date>2025-02-18T22:46:40.747000000</dc:date>
    <meta:editing-duration>PT15M46S</meta:editing-duration>
    <meta:editing-cycles>1</meta:editing-cycles>
    <meta:document-statistic meta:object-count="4"/>
    <meta:generator>LibreOffice/7.5.3.2$Windows_X86_64 LibreOffice_project/9f56dff12ba03b9acd7730a5a481eea045e468f3</meta:generator>
  </office:meta>
</office:document-meta>
</file>